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Monospace" fo:font-size="10pt" style:font-name-asian="Monospace" style:font-size-asian="10pt" style:font-name-complex="Monospace" style:font-size-complex="10pt"/>
    </style:style>
    <style:style style:name="P2" style:family="paragraph" style:parent-style-name="Standard">
      <style:text-properties style:use-window-font-color="true"/>
    </style:style>
    <style:style style:name="P3" style:family="paragraph" style:parent-style-name="Standard">
      <style:text-properties style:use-window-font-color="true" style:font-name="Times New Roman" fo:font-size="12pt" style:font-name-asian="Monospace" style:font-size-asian="12pt" style:font-name-complex="Monospace" style:font-size-complex="12pt"/>
    </style:style>
    <style:style style:name="P4" style:family="paragraph" style:parent-style-name="Standard">
      <style:text-properties style:use-window-font-color="true" style:font-name="Times New Roman" fo:font-size="12pt" style:text-underline-style="none" fo:font-weight="normal" style:font-name-asian="Monospace" style:font-size-asian="10.5pt" style:font-weight-asian="normal" style:font-name-complex="Monospace" style:font-size-complex="12pt" style:font-weight-complex="normal"/>
    </style:style>
    <style:style style:name="P5" style:family="paragraph" style:parent-style-name="Standard">
      <style:text-properties style:use-window-font-color="true" style:font-name="Times New Roman" fo:font-size="12pt" style:text-underline-style="none" style:font-name-asian="Monospace" style:font-size-asian="10.5pt" style:font-name-complex="Monospace" style:font-size-complex="12p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style>
    <style:style style:name="P9"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10pt" style:font-name-asian="Monospace" style:font-size-asian="10pt" style:font-name-complex="Monospace" style:font-size-complex="10pt"/>
    </style:style>
    <style:style style:name="P11" style:family="paragraph" style:parent-style-name="Contents_20_2">
      <style:paragraph-properties>
        <style:tab-stops>
          <style:tab-stop style:position="6.4965in" style:type="right" style:leader-style="dotted" style:leader-text="."/>
        </style:tab-stops>
      </style:paragraph-properties>
    </style:style>
    <style:style style:name="P12" style:family="paragraph" style:parent-style-name="Contents_20_1">
      <style:paragraph-properties>
        <style:tab-stops>
          <style:tab-stop style:position="6.6929in" style:type="right" style:leader-style="dotted" style:leader-text="."/>
        </style:tab-stops>
      </style:paragraph-properties>
    </style:style>
    <style:style style:name="P13" style:family="paragraph" style:parent-style-name="Contents_20_3">
      <style:paragraph-properties>
        <style:tab-stops>
          <style:tab-stop style:position="6.3in" style:type="right" style:leader-style="dotted" style:leader-text="."/>
        </style:tab-stops>
      </style:paragraph-properties>
    </style:style>
    <style:style style:name="P14" style:family="paragraph" style:parent-style-name="Standard" style:list-style-name="L1"/>
    <style:style style:name="P15" style:family="paragraph" style:parent-style-name="Standard" style:list-style-name="L1">
      <style:text-properties style:use-window-font-color="true" style:font-name="Times New Roman" fo:font-size="12pt" style:text-underline-style="none" fo:font-weight="normal" style:font-name-asian="Monospace" style:font-size-asian="10.5pt" style:font-weight-asian="normal" style:font-name-complex="Monospace" style:font-size-complex="12pt" style:font-weight-complex="normal"/>
    </style:style>
    <style:style style:name="P16" style:family="paragraph" style:parent-style-name="Standard">
      <style:text-properties style:text-underline-style="solid" style:text-underline-width="auto" style:text-underline-color="font-color" fo:font-weight="bold" style:font-weight-asian="bold" style:font-weight-complex="bold"/>
    </style:style>
    <style:style style:name="P17" style:family="paragraph" style:parent-style-name="Standard" style:list-style-name="">
      <style:paragraph-properties fo:margin-left="0in" fo:margin-right="0in" fo:text-align="start" style:justify-single-word="false" fo:text-indent="0in" style:auto-text-indent="false" style:text-autospace="none"/>
      <style:text-properties fo:color="#3f7f5f" style:font-name="Monospace" fo:font-size="10pt" style:font-name-asian="Monospace" style:font-size-asian="10pt" style:font-name-complex="Monospace" style:font-size-complex="10pt"/>
    </style:style>
    <style:style style:name="P18"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9"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20" style:family="paragraph" style:parent-style-name="Standard" style:list-style-name="">
      <style:paragraph-properties fo:margin-left="0in" fo:margin-right="0in" fo:text-align="start" style:justify-single-word="false" fo:text-indent="0in" style:auto-text-indent="false" style:text-autospace="none"/>
    </style:style>
    <style:style style:name="P21" style:family="paragraph" style:parent-style-name="Standard" style:list-style-name="">
      <style:paragraph-properties fo:margin-left="0in" fo:margin-right="0in" fo:text-align="start" style:justify-single-word="false" fo:text-indent="0in" style:auto-text-indent="false" style:text-autospace="none"/>
      <style:text-properties style:font-name="Times New Roman" fo:font-size="12pt" style:font-name-asian="Monospace" style:font-size-asian="10.5pt" style:font-name-complex="Monospace" style:font-size-complex="12pt"/>
    </style:style>
    <style:style style:name="T1" style:family="text">
      <style:text-properties fo:color="#7f0055" fo:font-weight="bold" style:font-weight-asian="bold" style:font-weight-complex="bold"/>
    </style:style>
    <style:style style:name="T2" style:family="text">
      <style:text-properties fo:color="#000000"/>
    </style:style>
    <style:style style:name="T3" style:family="text">
      <style:text-properties fo:color="#000000" style:font-name="Monospace" fo:font-size="10pt" style:font-name-asian="Monospace" style:font-size-asian="10pt" style:font-name-complex="Monospace" style:font-size-complex="10pt"/>
    </style:style>
    <style:style style:name="T4" style:family="text">
      <style:text-properties fo:color="#000000" style:font-name="Monospace" fo:font-size="10pt" fo:font-weight="bold" style:font-name-asian="Monospace" style:font-size-asian="10pt" style:font-weight-asian="bold" style:font-name-complex="Monospace" style:font-size-complex="10pt" style:font-weight-complex="bold"/>
    </style:style>
    <style:style style:name="T5" style:family="text">
      <style:text-properties fo:color="#000000" style:font-name="Monospace" fo:font-size="10pt" style:text-underline-style="none" fo:font-weight="bold" style:font-name-asian="Monospace" style:font-size-asian="10pt" style:font-weight-asian="bold" style:font-name-complex="Monospace" style:font-size-complex="10pt" style:font-weight-complex="bold"/>
    </style:style>
    <style:style style:name="T6" style:family="text">
      <style:text-properties fo:color="#000000" style:font-name="Monospace" fo:font-size="10pt" style:text-underline-style="none" style:font-name-asian="Monospace" style:font-size-asian="10pt" style:font-name-complex="Monospace" style:font-size-complex="10pt"/>
    </style:style>
    <style:style style:name="T7" style:family="text">
      <style:text-properties fo:color="#000000" fo:font-weight="bold" style:font-weight-asian="bold" style:font-weight-complex="bold"/>
    </style:style>
    <style:style style:name="T8" style:family="text">
      <style:text-properties fo:color="#000000" style:font-name="Monospace" fo:font-size="10pt" style:font-name-asian="Monospace" style:font-size-asian="10pt" style:font-name-complex="Monospace" style:font-size-complex="10pt"/>
    </style:style>
    <style:style style:name="T9" style:family="text">
      <style:text-properties fo:color="#005032"/>
    </style:style>
    <style:style style:name="T10" style:family="text">
      <style:text-properties fo:color="#005032" style:font-name="Monospace" fo:font-size="10pt" style:font-name-asian="Monospace" style:font-size-asian="10pt" style:font-name-complex="Monospace" style:font-size-complex="10pt"/>
    </style:style>
    <style:style style:name="T11" style:family="text">
      <style:text-properties fo:color="#005032" style:font-name="Monospace" fo:font-size="10pt" style:text-underline-style="none" style:font-name-asian="Monospace" style:font-size-asian="10pt" style:font-name-complex="Monospace" style:font-size-complex="10pt"/>
    </style:style>
    <style:style style:name="T12" style:family="text">
      <style:text-properties style:use-window-font-color="true"/>
    </style:style>
    <style:style style:name="T13" style:family="text">
      <style:text-properties style:use-window-font-color="true" style:font-name="Times New Roman" fo:font-size="12pt" style:font-name-asian="Monospace" style:font-size-asian="12pt" style:font-name-complex="Monospace" style:font-size-complex="12pt"/>
    </style:style>
    <style:style style:name="T14" style:family="text">
      <style:text-properties style:use-window-font-color="true" style:font-name="Times New Roman" fo:font-size="12pt" style:font-name-asian="Monospace" style:font-size-asian="10.5pt" style:font-name-complex="Monospace" style:font-size-complex="12pt"/>
    </style:style>
    <style:style style:name="T15" style:family="text">
      <style:text-properties style:use-window-font-color="true" style:font-name="Times New Roman" fo:font-size="12pt" style:text-underline-style="none" fo:font-weight="normal" style:font-name-asian="Monospace" style:font-size-asian="10.5pt" style:font-weight-asian="normal" style:font-name-complex="Monospace" style:font-size-complex="12pt" style:font-weight-complex="normal"/>
    </style:style>
    <style:style style:name="T16" style:family="text">
      <style:text-properties style:use-window-font-color="true" style:font-name="Times New Roman" fo:font-size="12pt" style:text-underline-style="none" style:font-name-asian="Monospace" style:font-size-asian="10.5pt" style:font-name-complex="Monospace" style:font-size-complex="12pt"/>
    </style:style>
    <style:style style:name="T17" style:family="text">
      <style:text-properties style:use-window-font-color="true" style:font-name="Monospace" fo:font-size="10pt" style:font-name-asian="Monospace" style:font-size-asian="10pt" style:font-name-complex="Monospace" style:font-size-complex="10pt"/>
    </style:style>
    <style:style style:name="T18" style:family="text">
      <style:text-properties fo:color="#0000c0"/>
    </style:style>
    <style:style style:name="T19" style:family="text">
      <style:text-properties fo:color="#0000c0" style:font-name="Monospace" fo:font-size="10pt" style:font-name-asian="Monospace" style:font-size-asian="10pt" style:font-name-complex="Monospace" style:font-size-complex="10pt"/>
    </style:style>
    <style:style style:name="T20" style:family="text">
      <style:text-properties fo:color="#3f7f5f"/>
    </style:style>
    <style:style style:name="T21" style:family="text">
      <style:text-properties fo:color="#3f7f5f" style:font-name="Monospace" fo:font-size="10pt" style:font-name-asian="Monospace" style:font-size-asian="10pt" style:font-name-complex="Monospace" style:font-size-complex="10pt"/>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Som</text:h>
      <text:p text:style-name="Standard">An lguest32 guest operative system.</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OSom<text:tab/>1</text:p>
          <text:p text:style-name="P11">Introduction<text:tab/>1</text:p>
          <text:p text:style-name="P11">Preparation<text:tab/>1</text:p>
          <text:p text:style-name="P13">Getting the source code<text:tab/>1</text:p>
          <text:p text:style-name="P13">Compiling the project for the first time<text:tab/>2</text:p>
          <text:p text:style-name="P13">Compiling lguest program to load guests<text:tab/>2</text:p>
          <text:p text:style-name="P13">Running OSom for the first time!<text:tab/>2</text:p>
          <text:p text:style-name="P13">Basic commands<text:tab/>3</text:p>
          <text:p text:style-name="P11">Understanding how it works<text:tab/>3</text:p>
          <text:p text:style-name="P13">Basic startup<text:tab/>3</text:p>
          <text:p text:style-name="P13">GDT and IDT<text:tab/>4</text:p>
        </text:index-body>
      </text:table-of-content>
      <text:p text:style-name="Standard"/>
      <text:h text:style-name="Heading_20_2" text:outline-level="2">Introduction</text:h>
      <text:p text:style-name="Standard"/>
      <text:p text:style-name="Standard">The purpose of <text:s/>this little guest is to give students an easy way to put Operative Systems theory on practice. Lguest32 gives the student the possibility to load a real operative system without having to install PC emulators or reboot their system on each test.</text:p>
      <text:p text:style-name="Standard"/>
      <text:h text:style-name="Heading_20_2" text:outline-level="2">Preparation</text:h>
      <text:p text:style-name="Standard">To start using the project you need two things:</text:p>
      <text:p text:style-name="Standard">A working PC running Linux 2.6.34 kernel, with source code and header files correctly installed.</text:p>
      <text:p text:style-name="Standard">“lg” module compiled and installed in the system.</text:p>
      <text:p text:style-name="Standard"/>
      <text:p text:style-name="Standard">This document will not cover the kernel compilation process, but you MUST read “/usr/src/linux-2.6.34/Documentation/lguest/lguest.txt” before compiling. It has the required steps to successfully compile a lguest32 enabled linux kernel.</text:p>
      <text:p text:style-name="Standard">Also note that you will have to use a 32 bit linux kernel, since OSom does not support 64 bits, and lguest64 is not included in the main kernel sources anyway.</text:p>
      <text:h text:style-name="Heading_20_3" text:outline-level="3">Getting the source code</text:h>
      <text:p text:style-name="Standard">To get the source code (read acccess only) start a command line and enter:<text:line-break/><text:tab/>git clone git://github.com/dc740/OSom.git</text:p>
      <text:p text:style-name="Standard"><text:tab/>cd OSom </text:p>
      <text:p text:style-name="Standard"/>
      <text:p text:style-name="Standard">If you have write access to the repository you can use:</text:p>
      <text:p text:style-name="Standard"><text:tab/>#Download the code</text:p>
      <text:p text:style-name="Standard"><text:tab/>git clone git@github.com:dc740/OSom.git</text:p>
      <text:p text:style-name="Standard"><text:tab/>cd OSom</text:p>
      <text:p text:style-name="Standard"><text:tab/># add the remote server so we can push to it later</text:p>
      <text:p text:style-name="Standard"><text:tab/>git remote add origin git@github.com:dc740/OSom.git</text:p>
      <text:p text:style-name="Standard"/>
      <text:p text:style-name="Standard">And also use the following commands to commit your changes:</text:p>
      <text:p text:style-name="Standard"><text:soft-page-break/><text:tab/># Commit to your local repository</text:p>
      <text:p text:style-name="Standard"><text:tab/>git commit -a -m “my commit message”</text:p>
      <text:p text:style-name="Standard"><text:tab/># Upload your changes to the remote repo</text:p>
      <text:p text:style-name="Standard"><text:tab/>git push origin master</text:p>
      <text:p text:style-name="Standard"/>
      <text:h text:style-name="Heading_20_3" text:outline-level="3">Compiling the project for the first time</text:h>
      <text:p text:style-name="Standard"/>
      <text:p text:style-name="Standard">You will need the kernel source, or you won't get far. </text:p>
      <text:p text:style-name="Standard">All you need to type to compile the project is:</text:p>
      <text:p text:style-name="Standard"><text:tab/>make</text:p>
      <text:p text:style-name="Standard"/>
      <text:p text:style-name="Standard">Makefile defines the include paths directly, so you may have to take a look at the first two lines to fix include issues.</text:p>
      <text:p text:style-name="Standard">Also, git doesn't support empty directories, so if you don't have a folder called “build”, the make command will complain and you will get an error message. Just remember to manually create it in the source root.</text:p>
      <text:p text:style-name="Standard"/>
      <text:h text:style-name="Heading_20_3" text:outline-level="3">Compiling lguest program to load guests</text:h>
      <text:p text:style-name="Standard"/>
      <text:p text:style-name="Standard">Now you are just one step behind being able to run OSom. Cd into “/usr/src/linux/Documentation/lguest”</text:p>
      <text:p text:style-name="Standard">You will find the required files there.</text:p>
      <text:p text:style-name="Standard">To compile and install it type</text:p>
      <text:p text:style-name="Standard"><text:tab/>make</text:p>
      <text:p text:style-name="Standard"><text:tab/>sudo cp lguest /usr/sbin</text:p>
      <text:p text:style-name="Standard"/>
      <text:h text:style-name="Heading_20_3" text:outline-level="3">Running OSom for the first time!</text:h>
      <text:p text:style-name="Standard">At this stage we are ready to run OSom, so all we need to know is how to use the included scripts.</text:p>
      <text:p text:style-name="Standard"/>
      <text:p text:style-name="Standard">Before trying to run teh script be sure that “lg” module is loaded:</text:p>
      <text:p text:style-name="Standard"><text:tab/>lsmod | grep lg</text:p>
      <text:p text:style-name="Standard">And if it's not, then load it with</text:p>
      <text:p text:style-name="Standard"><text:tab/>sudo modprobe lg</text:p>
      <text:p text:style-name="Standard"/>
      <text:p text:style-name="Standard">Here is a brief description for each script:</text:p>
      <text:p text:style-name="Standard"/>
      <text:p text:style-name="Standard">run.sh:</text:p>
      <text:p text:style-name="Standard">Invokes lguest and runs the compiled OSom binary. You don't need to pass any paramaters to it but you MUST run it as root.</text:p>
      <text:p text:style-name="Standard">This command will run the kernel with 64MiB of RAM</text:p>
      <text:p text:style-name="Standard"/>
      <text:p text:style-name="Standard">terminate.sh:</text:p>
      <text:p text:style-name="Standard">Kills all lguest instances. Don't worry, it's safe to use, but you won't be able to type anything in the command line where lguest was running, there is some kind of bug. You will have to close it and use a new one. Using a terminal emulator is recommended.</text:p>
      <text:p text:style-name="Standard"/>
      <text:p text:style-name="Standard">update bochs.sh &amp;&amp; br_bochs_run.sh:</text:p>
      <text:p text:style-name="Standard">Obsolete scripts. There is a way to try to run OSom inside a real machine, with real hardware... or <text:s/><text:soft-page-break/>use Bochs to emulate it. But the code is not ready and it's not supported, so try it at your own risk. It will NOT work, guaranteed.</text:p>
      <text:p text:style-name="Standard"/>
      <text:p text:style-name="Standard"/>
      <text:h text:style-name="Heading_20_3" text:outline-level="3">Basic commands</text:h>
      <text:p text:style-name="Standard">Even though the OS is far from being usable, there is a small command line shell that I wrote for testing purposes. It basically allows you to shutdown OSom, test interruptions and generate awesome pagefaults.</text:p>
      <text:p text:style-name="Standard">The basic commands are:</text:p>
      <text:p text:style-name="Standard">shutdown: does what it says. It's a clean power down.</text:p>
      <text:p text:style-name="Standard">ss: prints ss register on screen</text:p>
      <text:p text:style-name="Standard">cs: prints cs register on screen</text:p>
      <text:p text:style-name="Standard">irq: sets a timer and tells lguest to generate an interrupt after a fixed time. It's used to test interrupt handlers and lguest timer.</text:p>
      <text:p text:style-name="Standard">emilio: this command generates a page fault and stops OSom gracefully.</text:p>
      <text:p text:style-name="Standard">test: prints a test message on screen</text:p>
      <text:p text:style-name="Standard"/>
      <text:p text:style-name="Standard">All of these commands are just for testing purposes, just like the shell itself, so they WILL be removed in future revisions.</text:p>
      <text:p text:style-name="Standard"/>
      <text:h text:style-name="Heading_20_2" text:outline-level="2">Understanding how it works</text:h>
      <text:p text:style-name="Standard">In a simple way of looking at it, it's an OS running in a lower privilege mode than the hypervisor. But if you are reading it's very probable that you already know that.</text:p>
      <text:p text:style-name="Standard"/>
      <text:p text:style-name="Standard">Basically OSom runs on ring 1, and interacts with lguest32 to do things that require a higher privilege level. In other words OSom is aware that it's running inside lguest32, and behaves accordingly. This is also known as paravirtualization.</text:p>
      <text:p text:style-name="Standard"/>
      <text:h text:style-name="Heading_20_3" text:outline-level="3">Basic startup</text:h>
      <text:p text:style-name="Standard">To understand the basic startup you need to look into init.c</text:p>
      <text:p text:style-name="Standard">Start.S may come handy too, but in fact all it does is to set up an initial stack and jump directly to the C code in init.c</text:p>
      <text:p text:style-name="Standard">Before starting you should really get comfortable with the idea that we will try to avoid re inventing the wheel. If the code already exists in the Linux kernel, then we are probably going to use it because we already know it works, and because our code is also GPL, so we don't have any license problems that prevent us from using it. Having said that, we can continue with the startup process.</text:p>
      <text:p text:style-name="Standard"/>
      <text:p text:style-name="Standard">In the main method you will find some code that may not look completely clear. All you need to know is that lguest gives us the amount of system memory in the zero page, this information gets filled by the launcher, so don't get scared if we can “magically” use it from the code.</text:p>
      <text:p text:style-name="Standard">After that we clear BSS section, and notify lguest about our existence.</text:p>
      <text:p text:style-name="Standard">This is the first time we use a system call to communicate with lguest, but from now on, this is the way to talk to the hypervisor and perform higher privilege level operations.</text:p>
      <text:p text:style-name="Standard">It's just protocol, but it needs to be done, and once we have the basic steps done, we can finally start coding our operative system!</text:p>
      <text:p text:style-name="Standard"/>
      <text:p text:style-name="Standard">Notes: There is some code left in the sources which could lead a new developer to think that OSom can boot without lguest, however this is not the case. OSom complies with the famous Multiboot <text:soft-page-break/>specification, but the support stops there. The code to setup the GDT, IDT, Paging and some basic console output and input has not been finished.</text:p>
      <text:p text:style-name="Standard"/>
      <text:h text:style-name="Heading_20_3" text:outline-level="3">GDT and IDT</text:h>
      <text:p text:style-name="Standard">Global and interrupt descriptor tables are one of those things that lguest does different than a real processor. On real hardware you would just set them up in memory, and then notify the processor about them with one single instruction, but lguest works differently.</text:p>
      <text:p text:style-name="Standard"/>
      <text:p text:style-name="Standard">In order to setup IDT and GDT you need to loop through each entry and notify lguest. So that's what we do.</text:p>
      <text:p text:style-name="Standard">descriptor_table.c is the file in charge of setting up the global descriptor tables, and to do so, it declares five entries:</text:p>
      <text:p text:style-name="Standard"/>
      <text:p text:style-name="P7"><text:span text:style-name="T1">static</text:span><text:span text:style-name="T2"> </text:span><text:span text:style-name="T9">gdt_entry_t</text:span><text:span text:style-name="T2"> gdt_entries[5] = {GDT_ENTRY_INIT(0x0,0x0,0x0),GDT_ENTRY_INIT(0xC0BA,0x0,0xFFFFFFFF),GDT_ENTRY_INIT(0xC0B2,0x0,0xFFFFFFFF),GDT_ENTRY_INIT(0xC0FA,0x0,0xFFFFFFFF),GDT_ENTRY_INIT(0xC0F2,0x0,0xFFFFFFFF)};</text:span></text:p>
      <text:p text:style-name="Standard"/>
      <text:p text:style-name="Standard">which basically set up a null segment, a code segment, a data segment, a user mode code segment and a user mode data segment.</text:p>
      <text:p text:style-name="Standard">It's important to note that flags (and granularity<text:span text:style-name="T12">) </text:span><text:span text:style-name="T13">0xC0BA is setting the DPL (descriptor privilege level) to 1 because guests run on ring level 1. Then <text:s/>0xC0FA sets DPL to 3, because 3 is user level.</text:span></text:p>
      <text:p text:style-name="P3">Trying to set a GDT with a higher DPL will result in an unexpected crash in our guest.</text:p>
      <text:p text:style-name="P3"/>
      <text:p text:style-name="P3">After the initial setup, we must tell lguest about our new GDT, but instead of calling something like “lgdt”, we have to use a system call for each GDT entry:</text:p>
      <text:p text:style-name="P3"/>
      <text:p text:style-name="P1"><text:span text:style-name="T1">for</text:span><text:span text:style-name="T2"> (i = 0; i &lt; (</text:span><text:span text:style-name="T1">unsigned</text:span><text:span text:style-name="T2"> </text:span><text:span text:style-name="T1">int</text:span><text:span text:style-name="T2">) (desc-&gt;</text:span><text:span text:style-name="T18">size</text:span><text:span text:style-name="T2">+1)/8; i++)</text:span></text:p>
      <text:p text:style-name="P8"><text:span text:style-name="T3">hcall(LHCALL_LOAD_GDT_ENTRY, i, gdt[i].</text:span><text:span text:style-name="T19">a</text:span><text:span text:style-name="T3">, gdt[i].</text:span><text:span text:style-name="T19">b</text:span><text:span text:style-name="T3">, 0);</text:span></text:p>
      <text:p text:style-name="P3"/>
      <text:p text:style-name="Standard">The IDT table consists in an array of structures which point to interrupt handlers functions. Each time the OS gets an interrupt, it will call the corresponding function.</text:p>
      <text:p text:style-name="Standard">isr.c does exactly the same steps required to load the GDT table, it loops through an IDT structures array and notifies lguest on each entry.</text:p>
      <text:p text:style-name="Standard"/>
      <text:h text:style-name="Heading_20_3" text:outline-level="3">Custom interruption handler</text:h>
      <text:p text:style-name="Standard">OSom's implementation for the interrupt handler is quite flexible and easy to understand.</text:p>
      <text:p text:style-name="Standard"/>
      <text:p text:style-name="Standard">We have:<text:line-break/>(a) A “global handler” function that gets called by ALL the interrupt handler functions defined in the IDT: <text:span text:style-name="T5">isr_handler(register_t regs)</text:span></text:p>
      <text:p text:style-name="Standard">(b) An internal array that stores function pointers and interrupt numbers : <text:span text:style-name="T3">interrupt_handlers<text:line-break/></text:span>(c) A function that associates another function to an interrupt: <text:span text:style-name="T4">register_interrupt_handler</text:span><text:span text:style-name="T3">(</text:span><text:span text:style-name="T10">u8</text:span><text:span text:style-name="T3"> n, </text:span><text:span text:style-name="T10">isr_t</text:span><text:span text:style-name="T3"> handler)</text:span></text:p>
      <text:p text:style-name="Standard"/>
      <text:p text:style-name="Standard">So it's almost trivial to explain how it works:</text:p>
      <text:list xml:id="list1403136805" text:style-name="L1">
        <text:list-item>
          <text:p text:style-name="P14">In the code, you call <text:span text:style-name="T4">register_interrupt_handler</text:span><text:span text:style-name="T3">(</text:span><text:span text:style-name="T10">u8</text:span><text:span text:style-name="T3"> n, </text:span><text:span text:style-name="T10">isr_t</text:span><text:span text:style-name="T3"> handler)</text:span><text:span text:style-name="T17"> </text:span><text:span text:style-name="T14">to associate a function (handler) to an interrupt number (n). It basically does this:<text:line-break/></text:span><text:span text:style-name="T3">interrupt_handlers[n] = handler</text:span></text:p>
        </text:list-item>
        <text:list-item>
          <text:p text:style-name="P14"><text:span text:style-name="T14">When OSom gets an interrupt, it will always call </text:span><text:span text:style-name="T5">isr_handler(register_t regs) <text:line-break/></text:span><text:span text:style-name="T15">unless <text:s/>32 &lt;= interrupt &lt;= 47 in which case it will call irq_handler but we will explain this </text:span><text:soft-page-break/><text:span text:style-name="T15">later.</text:span></text:p>
        </text:list-item>
        <text:list-item>
          <text:p text:style-name="P14"><text:span text:style-name="T5">isr_handler(register_t regs) </text:span><text:span text:style-name="T15">will search in <text:s/></text:span><text:span text:style-name="T5">interrupt_handlers </text:span><text:span text:style-name="T15">to verify there is a handler function defined for the interrupt number.</text:span></text:p>
        </text:list-item>
        <text:list-item>
          <text:p text:style-name="P15">If it finds 0x0, it doesn't do anything.</text:p>
        </text:list-item>
        <text:list-item>
          <text:p text:style-name="P15">If it's not 0x0, then we have a valid function handler. We call it.</text:p>
        </text:list-item>
      </text:list>
      <text:p text:style-name="P4"/>
      <text:p text:style-name="P4">And that's basically how we deal with interrupts. Just create a handler function, register it, and OSom will do the rest.</text:p>
      <text:p text:style-name="P2"/>
      <text:h text:style-name="Heading_20_3" text:outline-level="3">IRQs</text:h>
      <text:p text:style-name="Standard">The way we handle IRQs is greatly simplified by how OSom interrupts work and it's basically the same algorithm we explained a few lines before.</text:p>
      <text:p text:style-name="P5">In lguest we don't have to remap IRQs, because they don't collide with the processor exceptions.</text:p>
      <text:p text:style-name="Standard">So, compared to the general interrupts algorithm, we have only one change:</text:p>
      <text:p text:style-name="Standard">Instead of using isr_handler, IRQs call <text:span text:style-name="T5">irq_handler</text:span><text:span text:style-name="T6">(</text:span><text:span text:style-name="T11">registers_t</text:span><text:span text:style-name="T6"> regs) </text:span><text:span text:style-name="T16">which was probably obvious considering everything else is exactly the same.</text:span></text:p>
      <text:p text:style-name="P5"/>
      <text:p text:style-name="P5">To finish the IDT, interrupts and IRQ section I would like to clarify one more thing:</text:p>
      <text:p text:style-name="P5">An avid reader may complain: “hey! But some interrupts return error codes, others don't, and you magically use the same handlers! And how's you can magically switch from irq handler to isr handler?”, and he would be right, I haven't said a word about how it's implemented, until now:</text:p>
      <text:p text:style-name="P5">To answer such a question all we have to do is analyze isr_asm.S</text:p>
      <text:p text:style-name="P5">In that file we create real interrupt handlers, which wisely adapt every interrupt to a more general format, so we can handle it with the same function no matter if they return an error code or not.</text:p>
      <text:p text:style-name="P5">On the other side, the code that registers this functions resides in init_idt (isr.c). It basically registers each isr and irq handler function to it's corresponding interruption so we can use our simplified algorithm to handle interruptions without having to go through this tedious setup process.</text:p>
      <text:p text:style-name="Standard"/>
      <text:h text:style-name="Heading_20_3" text:outline-level="3">PIT</text:h>
      <text:p text:style-name="Standard">If you came here searching for a periodic time programmable interval timer, you will be <text:s/>disappointed. Lguest32 implementation is a one-shot PIT, which means it interrupts only once, and then stops counting.</text:p>
      <text:p text:style-name="Standard">Current code has a proof of concept as a shell command. If you type “irq” it will call the following code:</text:p>
      <text:p text:style-name="Standard"/>
      <text:p text:style-name="Standard"><text:tab/><text:span text:style-name="T21">/* Register a handler for the PIT interruption */</text:span></text:p>
      <text:p text:style-name="P9"><text:tab/>register_interrupt_handler(32,test_irq0);</text:p>
      <text:p text:style-name="P10"><text:tab/>/* I haven't explained this, but you have to enable the interruption */</text:p>
      <text:p text:style-name="P9"><text:tab/>enable_lguest_irq(0);</text:p>
      <text:p text:style-name="P7"><text:span text:style-name="T2"><text:tab/></text:span><text:span text:style-name="T20">/* Please wake us this far in the future. */</text:span></text:p>
      <text:p text:style-name="P7"><text:span text:style-name="T2"><text:tab/></text:span><text:span text:style-name="T1">unsigned</text:span><text:span text:style-name="T2"> </text:span><text:span text:style-name="T1">long</text:span><text:span text:style-name="T2"> delta =100UL;</text:span></text:p>
      <text:p text:style-name="P9"><text:tab/>hcall(LHCALL_SET_CLOCKEVENT, delta, 0, 0, 0);</text:p>
      <text:p text:style-name="Standard"/>
      <text:p text:style-name="Standard">The code does what it says and nothing more. We could implement a periodic time PIT with this little piece of code, but it's not ready yet.</text:p>
      <text:p text:style-name="Standard"/>
      <text:p text:style-name="P6">Paging</text:p>
      <text:p text:style-name="Standard">This is another point that differs from real hardware. In Lguest32 we don't have to change cr0, first because Lguest doesn't give us a way to do it, and second, because Pagination is already enabled!</text:p>
      <text:p text:style-name="Standard">If you want to test it just try to read from a page that hasn't been loaded.</text:p>
      <text:p text:style-name="Standard"><text:soft-page-break/>We have a test command in OSom to verify this, you should just type “emilio” in the shell, and a nice page fault will be shown. OSom handles the interruption without issues and prints a descriptive error message before shutting down.</text:p>
      <text:p text:style-name="Standard">Even though there is no “write cr0” option, we still have access to CR2 and CR3, which means we can always get the faulting address from the page fault interruption.</text:p>
      <text:p text:style-name="Standard">CR2 and CR3 register are inside lguest_data, so reading them is just a matter of accessing the structure:</text:p>
      <text:p text:style-name="P17"/>
      <text:p text:style-name="P18"><text:span text:style-name="T1">unsigned</text:span><text:span text:style-name="T2"> </text:span><text:span text:style-name="T1">long</text:span><text:span text:style-name="T2"> </text:span><text:span text:style-name="T7">lguest_read_cr2</text:span><text:span text:style-name="T2">(</text:span><text:span text:style-name="T1">void</text:span><text:span text:style-name="T2">)</text:span></text:p>
      <text:p text:style-name="P19">{</text:p>
      <text:p text:style-name="P18"><text:span text:style-name="T1">return</text:span><text:span text:style-name="T2"> lguest_data.</text:span><text:span text:style-name="T18">cr2</text:span><text:span text:style-name="T2">;</text:span></text:p>
      <text:p text:style-name="P19">}</text:p>
      <text:p text:style-name="P18"/>
      <text:p text:style-name="P18"><text:span text:style-name="T1">unsigned</text:span><text:span text:style-name="T2"> </text:span><text:span text:style-name="T1">long</text:span><text:span text:style-name="T2"> </text:span><text:span text:style-name="T7">lguest_read_cr3</text:span><text:span text:style-name="T2">(</text:span><text:span text:style-name="T1">void</text:span><text:span text:style-name="T2">)</text:span></text:p>
      <text:p text:style-name="P19">{</text:p>
      <text:p text:style-name="P18"><text:span text:style-name="T1">return</text:span><text:span text:style-name="T2"> lguest_data.</text:span><text:span text:style-name="T18">pgdir</text:span><text:span text:style-name="T2">;</text:span></text:p>
      <text:p text:style-name="P19">}</text:p>
      <text:p text:style-name="P21"/>
      <text:p text:style-name="P21">And writing to CR3 is done, as expected, with an hypercall:</text:p>
      <text:p text:style-name="P17"/>
      <text:p text:style-name="P18"><text:span text:style-name="T1">void</text:span><text:span text:style-name="T2"> </text:span><text:span text:style-name="T7">lguest_set_pgd</text:span><text:span text:style-name="T2">(</text:span><text:span text:style-name="T1">unsigned</text:span><text:span text:style-name="T2"> </text:span><text:span text:style-name="T1">long</text:span><text:span text:style-name="T2"> *pgdp, </text:span><text:span text:style-name="T1">unsigned</text:span><text:span text:style-name="T2"> </text:span><text:span text:style-name="T1">long</text:span><text:span text:style-name="T2"> pgdval)</text:span></text:p>
      <text:p text:style-name="P19">{</text:p>
      <text:p text:style-name="P19"><text:tab/>*pgdp = pgdval;</text:p>
      <text:p text:style-name="P19"><text:tab/>hcall(LHCALL_SET_PGD, __pa(pgdp) &amp; PAGE_MASK,</text:p>
      <text:p text:style-name="P18"><text:span text:style-name="T2"><text:tab/><text:tab/><text:tab/><text:tab/> <text:s text:c="2"/>(__pa(pgdp) &amp; (PAGE_SIZE - 1)) / </text:span><text:span text:style-name="T1">sizeof</text:span><text:span text:style-name="T2">(</text:span><text:span text:style-name="T1">unsigned</text:span><text:span text:style-name="T2"> </text:span><text:span text:style-name="T1">long</text:span><text:span text:style-name="T2">),0,0);</text:span></text:p>
      <text:p text:style-name="P18"/>
      <text:p text:style-name="P19"><text:tab/>lguest_flush_tlb_kernel();</text:p>
      <text:p text:style-name="P20"><text:span text:style-name="T3">}</text:span></text:p>
      <text:p text:style-name="Standard"/>
      <text:p text:style-name="P16">This document is not complete.</text:p>
      <text:p text:style-name="Standard"/>
      <text:p text:style-name="Standard"/>
      <text:p text:style-name="Standard">References:</text:p>
      <text:p text:style-name="Standard">http://philsturgeon.co.uk/news/2009/05/Tips-for-a-Subversion-addict-learning-Git</text:p>
      <text:p text:style-name="Standard"><text:a xlink:type="simple" xlink:href="http://stackoverflow.com/questions/315911/git-for-beginners-the-definitive-practical-guide">http://stackoverflow.com/questions/315911/git-for-beginners-the-definitive-practical-guide</text:a></text:p>
      <text:p text:style-name="Standard">http://www.gnu.org/software/grub/manual/multiboot/multiboot.html</text:p>
      <text:p text:style-name="Standard">Lguest Bible - /usr/src/linux/drivers/lguest/README</text:p>
      <text:p text:style-name="Standard"/>
      <text:p text:style-name="Standard">Contact information:</text:p>
      <text:p text:style-name="Standard">Emilio Moretti – emilio.moretti@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Source_20_Text" style:display-name="Source Text" style:family="text">
      <style:text-properties style:font-name="DejaVu Sans Mono" style:font-name-asian="DejaVu Sans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onono </meta:initial-creator>
    <meta:creation-date>2011-01-04T23:01:22</meta:creation-date>
    <dc:date>2011-01-31T19:33:36</dc:date>
    <dc:creator>nonono </dc:creator>
    <meta:editing-duration>PT14H21M09S</meta:editing-duration>
    <meta:editing-cycles>49</meta:editing-cycles>
    <meta:generator>OpenOffice.org/3.2$Unix OpenOffice.org_project/320m12$Build-9483</meta:generator>
    <meta:document-statistic meta:table-count="0" meta:image-count="0" meta:object-count="0" meta:page-count="6" meta:paragraph-count="159" meta:word-count="2166" meta:character-count="12930"/>
  </office:meta>
</office:document-meta>
</file>